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TeXGyreAdventor" svg:font-family="TeXGyreAdventor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4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5">
      <style:text-properties fo:font-weight="normal" style:font-weight-asian="normal" style:font-weight-complex="normal"/>
    </style:style>
    <style:style style:name="P7" style:family="paragraph" style:parent-style-name="Standard" style:list-style-name="L6">
      <style:text-properties fo:font-weight="normal" style:font-weight-asian="normal" style:font-weight-complex="normal"/>
    </style:style>
    <style:style style:name="P8" style:family="paragraph" style:parent-style-name="Standard" style:list-style-name="L7">
      <style:text-properties fo:font-weight="normal" style:font-weight-asian="normal" style:font-weight-complex="normal"/>
    </style:style>
    <style:style style:name="P9" style:family="paragraph" style:parent-style-name="Standard" style:list-style-name="L8">
      <style:text-properties fo:font-weight="normal" style:font-weight-asian="normal" style:font-weight-complex="normal"/>
    </style:style>
    <style:style style:name="P10" style:family="paragraph" style:parent-style-name="Standard" style:list-style-name="L10">
      <style:text-properties fo:font-weight="normal" style:font-weight-asian="normal" style:font-weight-complex="normal"/>
    </style:style>
    <style:style style:name="P11" style:family="paragraph" style:parent-style-name="Standard" style:list-style-name="L11">
      <style:text-properties fo:font-weight="normal" style:font-weight-asian="normal" style:font-weight-complex="normal"/>
    </style:style>
    <style:style style:name="P12" style:family="paragraph" style:parent-style-name="Standard" style:list-style-name="L12">
      <style:text-properties fo:font-weight="normal" style:font-weight-asian="normal" style:font-weight-complex="normal"/>
    </style:style>
    <style:style style:name="P13" style:family="paragraph" style:parent-style-name="Standard" style:list-style-name="L13">
      <style:text-properties fo:font-weight="normal" style:font-weight-asian="normal" style:font-weight-complex="normal"/>
    </style:style>
    <style:style style:name="P14" style:family="paragraph" style:parent-style-name="Standard" style:list-style-name="L14">
      <style:text-properties fo:font-weight="normal" style:font-weight-asian="normal" style:font-weight-complex="normal"/>
    </style:style>
    <style:style style:name="P15" style:family="paragraph" style:parent-style-name="Standard" style:list-style-name="L9"/>
    <style:style style:name="P1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font-name="Symbol"/>
    </style:style>
    <style:style style:name="T6" style:family="text">
      <style:text-properties fo:font-variant="normal" fo:text-transform="none" style:font-name="Symbol" fo:font-size="10pt" fo:language="en" fo:country="US"/>
    </style:style>
    <style:style style:name="T7" style:family="text">
      <style:text-properties style:font-name="Symbol" fo:font-size="10pt" fo:language="en" fo:country="US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Titel: </text:span><text:tab/>Hammer Man heißt das Spiel und der </text:p>
      <text:p text:style-name="Standard">Hauptcharakter</text:p>
      <text:p text:style-name="Standard"/>
      <text:p text:style-name="Standard"><text:span text:style-name="T2">Vision Statement: </text:span>“Hammer Man” ist ein </text:p>
      <text:p text:style-name="Standard">im Arcade Stil gehaltener </text:p>
      <text:p text:style-name="Standard">Action Platformer für den PC. </text:p>
      <text:p text:style-name="Standard">Der Spieler übernimmt die Rolle von Hammer Man, </text:p>
      <text:p text:style-name="Standard">einem Superhelden, </text:p>
      <text:p text:style-name="Standard">der eine amerikanische Vorstadt der 80er </text:p>
      <text:p text:style-name="Standard">mit seinem riesigen Hammer </text:p>
      <text:p text:style-name="Standard">und wuchtigen Schlägen</text:p>
      <text:p text:style-name="Standard">gegen eine Invasion kleiner Roboter </text:p>
      <text:p text:style-name="Standard">verteidigt. </text:p>
      <text:p text:style-name="Standard">Man bewegt Hammer Man mit den Pfeiltasten </text:p>
      <text:p text:style-name="Standard">über die verschiedenen Etagen </text:p>
      <text:p text:style-name="Standard">eines der Häuser der Vorstadt, </text:p>
      <text:p text:style-name="Standard">das in einer 2D Seitenansicht dargestellt wird.</text:p>
      <text:p text:style-name="Standard"/>
      <text:p text:style-name="P1">Eckdaten:</text:p>
      <text:p text:style-name="P3">Das Spiel wird auf nur <text:span text:style-name="T2">einem</text:span> <text:span text:style-name="T2">Bildschirm</text:span> angezeigt </text:p>
      <text:p text:style-name="P3">und die <text:span text:style-name="T2">Kamera</text:span> <text:span text:style-name="T2">bewegt</text:span> sich während des Spiels <text:span text:style-name="T2">nicht</text:span>. </text:p>
      <text:p text:style-name="P3">Daher ist Hammer Man ein <text:span text:style-name="T2">Single</text:span> <text:span text:style-name="T2">Screen</text:span> <text:span text:style-name="T2">Platformer.</text:span></text:p>
      <text:p text:style-name="P3">Hammer Man, <text:span text:style-name="T2">der Charakter,</text:span> ist ein Comic-Held </text:p>
      <text:p text:style-name="P3">aus den <text:span text:style-name="T2">80ern</text:span>. Und durch die Roboterinvasion</text:p>
      <text:p text:style-name="P3">kommt noch etwas Science-Fiction mit ins Spiel.</text:p>
      <text:p text:style-name="P3"/>
      <text:p text:style-name="P1">Referenz Gameplay:</text:p>
      <text:p text:style-name="P1"/>
      <text:p text:style-name="P1">Referenz Art:</text:p>
      <text:p text:style-name="P1"/>
      <text:p text:style-name="P1">Concept Art:</text:p>
      <text:p text:style-name="P3"><text:span text:style-name="T2">Links</text:span> steht <text:span text:style-name="T2">Hammer Man </text:span></text:p>
      <text:p text:style-name="P3"><text:span text:style-name="T2">mit</text:span> seinem verlässlichen <text:span text:style-name="T2">Hammer</text:span>. </text:p>
      <text:p text:style-name="P3">Das Sprite ist noch in der Frontansicht, </text:p>
      <text:p text:style-name="P3">wird nachher im Spiel </text:p>
      <text:p text:style-name="P3">hauptsächlich in der Seitenansicht gezeigt werden,</text:p>
      <text:p text:style-name="P3">er hält den Hammer dann auch richtig in der Hand</text:p>
      <text:p text:style-name="P3">und es wird natürlich noch animiert.</text:p>
      <text:p text:style-name="P3"><text:span text:style-name="T2">Rechts</text:span> steht einer der <text:span text:style-name="T2">Roboter</text:span>.</text:p>
      <text:p text:style-name="P3">Dieser ist bereits in der Seitenansicht dargestellt</text:p>
      <text:p text:style-name="P3">und muss nur noch animiert werden.</text:p>
      <text:p text:style-name="P3">Unten sieht man die Textur der Böden der Etagen</text:p>
      <text:p text:style-name="P3">und <text:span text:style-name="T2">am</text:span> <text:span text:style-name="T2">Boden</text:span> unten <text:span text:style-name="T2">dran</text:span></text:p>
      <text:p text:style-name="P3">die Sprites der ebenfalls <text:span text:style-name="T2">hölzernen</text:span> <text:span text:style-name="T2">Stützbalken</text:span>.</text:p>
      <text:p text:style-name="P3"/>
      <text:p text:style-name="P1">Eine kleine Demonstration:</text:p>
      <text:p text:style-name="P1"/>
      <text:p text:style-name="P1">Gamelop: Welle:</text:p>
      <text:p text:style-name="P3">Nach Spielstart bewegt sich der <text:span text:style-name="T2">Spieler</text:span> </text:p>
      <text:p text:style-name="P3">möglichst <text:span text:style-name="T2">schnell</text:span> <text:span text:style-name="T2">zu</text:span> den nächsten <text:span text:style-name="T2">Robotern</text:span></text:p>
      <text:p text:style-name="P3">und <text:span text:style-name="T2">zerschlägt</text:span> so viele, wie er kann.</text:p>
      <text:p text:style-name="P3">Normalerweise entwischen aber ein paar </text:p>
      <text:p text:style-name="P3">und muss den ein bisschen <text:span text:style-name="T2">hinterher</text:span> <text:span text:style-name="T2">rennen</text:span>, </text:p>
      <text:p text:style-name="P3">damit sie nicht entkommen.</text:p>
      <text:p text:style-name="P3">Dann, sobald der Spieler die geschafft hat, </text:p>
      <text:p text:style-name="P3">hat er ein bisschen <text:span text:style-name="T2">Zeit</text:span>, um <text:span text:style-name="T2">vorzurücken</text:span>.</text:p>
      <text:p text:style-name="P3">Das bedeutet, er geht etwas weiter hoch</text:p>
      <text:p text:style-name="P3">im Level und <text:span text:style-name="T2">nähert</text:span> <text:span text:style-name="T2">sich</text:span> den <text:span text:style-name="T2">Spawnern</text:span>.</text:p>
      <text:p text:style-name="P3"/>
      <text:p text:style-name="P1"/>
      <text:p text:style-name="P16">Game Loop:</text:p>
      <text:p text:style-name="P3">Der Vorgang von eben <text:span text:style-name="T2">wiederholt</text:span> sich</text:p>
      <text:p text:style-name="P3">dann ein paar mal, </text:p>
      <text:p text:style-name="P3"><text:span text:style-name="T2">bis</text:span> der Spieler <text:span text:style-name="T2">an</text:span> den <text:span text:style-name="T2">Spawnern</text:span> angekommen ist.</text:p>
      <text:p text:style-name="P3">(hier zweimal dargestellt)</text:p>
      <text:p text:style-name="P3"><text:span text:style-name="T2">Jetzt</text:span> kann er die <text:span text:style-name="T2">Zeit</text:span>, </text:p>
      <text:p text:style-name="P3">die er vorher zum vorrücken benötigt hat,</text:p>
      <text:p text:style-name="P3">nutzten, um die einen <text:span text:style-name="T2">Spawner</text:span> <text:span text:style-name="T2">anzugreifen</text:span>.</text:p>
      <text:p text:style-name="P3">Zwischendurch kommt <text:span text:style-name="T2">vielleicht</text:span> noch einmal</text:p>
      <text:p text:style-name="P3">die eine oder andere <text:span text:style-name="T2">Welle</text:span> raus, die er dann wieder </text:p>
      <text:p text:style-name="P3">nach dem bekannten Schema vernichten muss,</text:p>
      <text:p text:style-name="P3">aber dann kann er letztendlich alle <text:span text:style-name="T2">Spawner</text:span> <text:span text:style-name="T2">zerstören</text:span></text:p>
      <text:p text:style-name="P3">und somit das <text:span text:style-name="T2">Level</text:span> erfolgreich <text:span text:style-name="T2">beenden</text:span>.</text:p>
      <text:p text:style-name="P3">Der ganz <text:span text:style-name="T2">große</text:span> <text:span text:style-name="T2">Game Loop</text:span> wären dann</text:p>
      <text:p text:style-name="P3">die zunehmend schwierigeren <text:span text:style-name="T2">Level</text:span>,</text:p>
      <text:p text:style-name="P3">die der Spieler meistert.</text:p>
      <text:p text:style-name="P3"/>
      <text:p text:style-name="P1">Design Prinzipien:</text:p>
      <text:p text:style-name="Standard"><text:span text:style-name="T2">Die Roboter zertrümmern soll richtig</text:span> <text:span text:style-name="T2">fetzen</text:span>!</text:p>
      <text:p text:style-name="P3">Das soll mit allen nötigen Mitteln erreicht werden.</text:p>
      <text:p text:style-name="P3">Mehr dazu in Wo liegt der Spaß und Vision.</text:p>
      <text:p text:style-name="P3"><text:span text:style-name="T2">Angrif ist die beste Verteidigung.</text:span> </text:p>
      <text:p text:style-name="P3">Der Spieler soll stets agieren und nicht reagieren. </text:p>
      <text:p text:style-name="P3">Sein Handeln ist, was die Action bringt.</text:p>
      <text:p text:style-name="Standard"><text:span text:style-name="T3">Der Hammer schlägt den Takt. </text:span></text:p>
      <text:p text:style-name="Standard"><text:span text:style-name="T4">Musik und Spielfluss und Spielgefühl </text:span></text:p>
      <text:p text:style-name="Standard"><text:span text:style-name="T4">passen zum rhythmischen Schlagen des Hammers.</text:span></text:p>
      <text:p text:style-name="Standard"><text:span text:style-name="T1">Immer in Bewegung.</text:span> </text:p>
      <text:p text:style-name="Standard">Schneller, ununterbrochener Spielfluss. </text:p>
      <text:p text:style-name="Standard">Keine Pausen, kein Warten.</text:p>
      <text:p text:style-name="Standard"><text:span text:style-name="T1">Draufgängerisch ins Gefecht. </text:span></text:p>
      <text:p text:style-name="Standard">Hammer Man kämpft für die Bevölkerung </text:p>
      <text:p text:style-name="Standard">und nicht für Ruhm und Ehre (keine Highscore).</text:p>
      <text:p text:style-name="Standard"><text:span text:style-name="T1">Roboter sind etwas unbeholfen.</text:span> </text:p>
      <text:p text:style-name="Standard">Sie versuchen ihr bestes an Ziel zu gelangen, </text:p>
      <text:p text:style-name="Standard">haben dabei aber etwas Schwierigkeiten.</text:p>
      <text:p text:style-name="Standard">Sie sind nicht so zielgerichtet wie Hammer Man.</text:p>
      <text:p text:style-name="Standard"><text:span text:style-name="T1">Das Spiel nimmt sich selbst nicht so ernst. </text:span></text:p>
      <text:p text:style-name="Standard">Etwas überspitzt, und übertrieben. </text:p>
      <text:p text:style-name="Standard">Etwas unlogisch mit einem kuriosen Setting</text:p>
      <text:p text:style-name="Standard"><text:span text:style-name="T1">Einfach zu verstehen. </text:span></text:p>
      <text:p text:style-name="Standard">Das Spiel sollte einfach, </text:p>
      <text:p text:style-name="Standard">intuitiv und übersichtlich gehalten werden, </text:p>
      <text:p text:style-name="Standard">damit der Spieler sich schnell reinfindet.</text:p>
      <text:p text:style-name="Standard">Es sollte vom Blick auf den einen Bildschirm </text:p>
      <text:p text:style-name="Standard">schnell klar werden, was zu tun ist.</text:p>
      <text:p text:style-name="Standard"><text:span text:style-name="T1">Bewegung macht Spaß.</text:span> </text:p>
      <text:p text:style-name="Standard">Der Spieler darf sich über die Steuerung </text:p>
      <text:p text:style-name="Standard">keine Gedanken machen müssen. </text:p>
      <text:p text:style-name="Standard">Sie soll sich schnell und korrekt reagieren</text:p>
      <text:p text:style-name="Standard">und ihn dort hinbekommen, wo er hingehen will.</text:p>
      <text:p text:style-name="Standard"/>
      <text:p text:style-name="P1">Wo liegt der Spaß:</text:p>
      <text:p text:style-name="Standard">Der Spaß ist das :</text:p>
      <text:p text:style-name="Standard"><text:span text:style-name="T2">ermächtigende</text:span> und <text:span text:style-name="T2">befriedigende</text:span> <text:span text:style-name="T4">Gefühl</text:span>, </text:p>
      <text:p text:style-name="Standard">in einem rasenden Tempo <text:span text:style-name="T2">Horden</text:span> <text:span text:style-name="T2">von Robotern </text:span></text:p>
      <text:p text:style-name="Standard">zu jagen und sie auf <text:span text:style-name="T2">spektakuläre</text:span> Weise </text:p>
      <text:p text:style-name="Standard">mit einem <text:span text:style-name="T2">riesigen</text:span> <text:span text:style-name="T2">Hammer</text:span> zu <text:span text:style-name="T2">zerschmettern</text:span>. </text:p>
      <text:p text:style-name="Standard">Das Gegner Zerstören an sich ist der </text:p>
      <text:p text:style-name="Standard">Haupt Fokus des Spiels. </text:p>
      <text:p text:style-name="Standard">Deswegen werden wie versuchen, </text:p>
      <text:p text:style-name="Standard"><text:soft-page-break/>dass sich dieser Teil so gut wie möglich anfühlt.</text:p>
      <text:p text:style-name="Standard">Was unter anderem dafür eine wichtige Rolle spielt,</text:p>
      <text:p text:style-name="Standard">ist der <text:span text:style-name="T2">rhythmische</text:span> <text:span text:style-name="T2">Hammerschlag</text:span> <text:span text:style-name="T2">im</text:span> <text:span text:style-name="T2">Takt</text:span> der Musik.</text:p>
      <text:p text:style-name="Standard"/>
      <text:p text:style-name="Standard">Möglichkeiten, den Hammereinschlageffekt </text:p>
      <text:p text:style-name="Standard">noch zu verstärken</text:p>
      <text:list xml:id="list6853742583306780427" text:style-name="L9">
        <text:list-item>
          <text:p text:style-name="P15"><text:span text:style-name="T9">Multiple Enemy death sound effect, </text:span></text:p>
          <text:p text:style-name="P15"><text:span text:style-name="T9">randomize when one will be played</text:span></text:p>
        </text:list-item>
        <text:list-item>
          <text:p text:style-name="P15"><text:span text:style-name="T9">Multiple Epic impact sound effect, </text:span></text:p>
          <text:p text:style-name="P15"><text:span text:style-name="T9">randomize when one will be played</text:span></text:p>
        </text:list-item>
        <text:list-item>
          <text:p text:style-name="P15"><text:span text:style-name="T9">randomize delay between impact sfx and enemy death sfx</text:span></text:p>
        </text:list-item>
        <text:list-item>
          <text:p text:style-name="P15"><text:span text:style-name="T9">Screen shake</text:span></text:p>
        </text:list-item>
        <text:list-item>
          <text:p text:style-name="P15"><text:span text:style-name="T9">Particle effect</text:span></text:p>
        </text:list-item>
        <text:list-item>
          <text:p text:style-name="P15"><text:span text:style-name="T8">Camera zooms slightly</text:span></text:p>
        </text:list-item>
        <text:list-item>
          <text:p text:style-name="P15"><text:span text:style-name="T8">Enemy (and hammer) change color on hit</text:span></text:p>
        </text:list-item>
        <text:list-item>
          <text:p text:style-name="P15"><text:span text:style-name="T8">Light flash effect from contact Zone</text:span></text:p>
        </text:list-item>
        <text:list-item>
          <text:p text:style-name="P15"><text:span text:style-name="T8">(Pause the game for a split second on hit)</text:span></text:p>
        </text:list-item>
        <text:list-item>
          <text:p text:style-name="P15"><text:span text:style-name="T8">Scraps flying everywhere</text:span></text:p>
        </text:list-item>
      </text:list>
      <text:p text:style-name="Standard"/>
      <text:p text:style-name="Standard"/>
      <text:p text:style-name="P1">Was noch kommen kann</text:p>
      <text:p text:style-name="P1">Items/power ups</text:p>
      <text:list xml:id="list8445210871381155787" text:style-name="L2">
        <text:list-item>
          <text:p text:style-name="P4">Lauftempo erhöht </text:p>
        </text:list-item>
        <text:list-item>
          <text:p text:style-name="P4">Flächenschaden </text:p>
        </text:list-item>
        <text:list-item>
          <text:p text:style-name="P4">Automatisch</text:p>
        </text:list-item>
      </text:list>
      <text:p text:style-name="P1">Zerstörbare Wände/Hindernisse</text:p>
      <text:list xml:id="list3002523447438618497" text:style-name="L7">
        <text:list-item>
          <text:p text:style-name="P8">Ein Paar Kisten im Weg</text:p>
        </text:list-item>
        <text:list-item>
          <text:p text:style-name="P8">Ein paar Schläge zum Zerstören</text:p>
        </text:list-item>
        <text:list-item>
          <text:p text:style-name="P8">Verdeutlichen den Fortschritt </text:p>
          <text:p text:style-name="P8">innerhalb des Levels</text:p>
        </text:list-item>
      </text:list>
      <text:p text:style-name="P1">Boss Gegner</text:p>
      <text:list xml:id="list5119168000422383488" text:style-name="L3">
        <text:list-item>
          <text:p text:style-name="P5">Größer</text:p>
        </text:list-item>
        <text:list-item>
          <text:p text:style-name="P5">Mehr Lebenspunte</text:p>
        </text:list-item>
        <text:list-item>
          <text:p text:style-name="P5">Mehere Treffer nötig</text:p>
        </text:list-item>
      </text:list>
      <text:p text:style-name="P1">Gegner rennen vor Hammer Man weg</text:p>
      <text:list xml:id="list2572239002255208580" text:style-name="L8">
        <text:list-item>
          <text:p text:style-name="P9">dadurch kommen sie etwas lebendiger rüber</text:p>
        </text:list-item>
        <text:list-item>
          <text:p text:style-name="P9">Spiel wird interessanter, interaktiver</text:p>
        </text:list-item>
      </text:list>
      <text:p text:style-name="P1">Cutscene Einstieg: </text:p>
      <text:list xml:id="list4227029413874440594" text:style-name="L4">
        <text:list-item>
          <text:p text:style-name="P2"><text:span text:style-name="T4">Roboter Spawner in aktion</text:span></text:p>
        </text:list-item>
        <text:list-item>
          <text:p text:style-name="P2"><text:span text:style-name="T4">Ausgägne werden gezeigt</text:span></text:p>
        </text:list-item>
        <text:list-item>
          <text:p text:style-name="P2"><text:span text:style-name="T4">Hammer Man rennt rein</text:span></text:p>
        </text:list-item>
        <text:list-item>
          <text:p text:style-name="P2"><text:span text:style-name="T4">„Lass sie nicht entkommen!“</text:span></text:p>
        </text:list-item>
      </text:list>
      <text:p text:style-name="P1">Platforms move/Treppen ebwegen sich</text:p>
      <text:list xml:id="list7145072048732398082" text:style-name="L6">
        <text:list-item>
          <text:p text:style-name="P7">Wie in Harry Potter, Hogwarts</text:p>
        </text:list-item>
        <text:list-item>
          <text:p text:style-name="P7">Überrascht den Spieler</text:p>
        </text:list-item>
      </text:list>
      <text:p text:style-name="P1">Spawn points move</text:p>
      <text:list xml:id="list5359973811662689266" text:style-name="L5">
        <text:list-item>
          <text:p text:style-name="P6">Wegen <text:s/>Immer in Bewegung Design Prinzip</text:p>
        </text:list-item>
      </text:list>
      <text:p text:style-name="P3"/>
      <text:p text:style-name="P1">Ziele für Gate:</text:p>
      <text:p text:style-name="P1">Es soll Spaß machen.</text:p>
      <text:p text:style-name="P1">Spaß durch Balance</text:p>
      <text:list xml:id="list4093619217183236484" text:style-name="L10">
        <text:list-item>
          <text:p text:style-name="P10">Schwirigkeitsgrad anpassen</text:p>
        </text:list-item>
        <text:list-item>
          <text:p text:style-name="P10">Geschwindigkeit anpassen</text:p>
        </text:list-item>
        <text:list-item>
          <text:p text:style-name="P10">Rhythmus anpassen</text:p>
        </text:list-item>
        <text:list-item>
          <text:p text:style-name="P10">Wellen pausen werden länger...</text:p>
        </text:list-item>
      </text:list>
      <text:p text:style-name="P1">Flüssige Steuerung</text:p>
      <text:list xml:id="list151818380591927402" text:style-name="L12">
        <text:list-item>
          <text:p text:style-name="P12">springen nach Treppenaufstieg beheben</text:p>
        </text:list-item>
      </text:list>
      <text:p text:style-name="P1">Selbsterklärend</text:p>
      <text:list xml:id="list2626192547602968551" text:style-name="L13">
        <text:list-item>
          <text:p text:style-name="P13"><text:soft-page-break/>klare UI </text:p>
        </text:list-item>
        <text:list-item>
          <text:p text:style-name="P13">klare visuelle und auditive </text:p>
          <text:p text:style-name="P13">Kommunikation</text:p>
        </text:list-item>
        <text:list-item>
          <text:p text:style-name="P13">Einleitungsszene verbessern</text:p>
        </text:list-item>
      </text:list>
      <text:p text:style-name="P1">Art &amp; Musik</text:p>
      <text:list xml:id="list7685909766556698315" text:style-name="L14">
        <text:list-item>
          <text:p text:style-name="P14">Soundeffekte hinzufügen </text:p>
          <text:p text:style-name="P14">und verbessern</text:p>
        </text:list-item>
        <text:list-item>
          <text:p text:style-name="P14">Art hinzufügen</text:p>
          <text:p text:style-name="P14">und verbessern</text:p>
        </text:list-item>
      </text:list>
      <text:p text:style-name="P1">Treffer Feedback verbessern</text:p>
      <text:list xml:id="list5999880976929067171" text:style-name="L11">
        <text:list-item>
          <text:p text:style-name="P11">Durch die oben genannten</text:p>
          <text:p text:style-name="P11">Möglichkeiten</text:p>
        </text:list-item>
      </text:list>
      <text:p text:style-name="P3"/>
      <text:p text:style-name="P1"/>
      <text:p text:style-name="P1"/>
      <text:p text:style-name="Standard"/>
      <text:p text:style-name="Standard"/>
      <text:p text:style-name="P3"/>
      <text:p text:style-name="P3"/>
      <text:p text:style-name="P3"/>
      <text:p text:style-name="Standard"><text:span text:style-name="T4"/></text:p>
      <text:p text:style-name="Standard"/>
      <text:p text:style-name="Standard"/>
      <text:p text:style-name="Standard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TeXGyreAdventor" svg:font-family="TeXGyreAdventor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30T16:53:33.67</meta:creation-date>
    <dc:date>2018-05-30T18:57:10.75</dc:date>
    <meta:editing-duration>PT2H3M29S</meta:editing-duration>
    <meta:editing-cycles>14</meta:editing-cycles>
    <meta:generator>OpenOffice/4.1.5$Win32 OpenOffice.org_project/415m1$Build-9789</meta:generator>
    <meta:document-statistic meta:table-count="0" meta:image-count="0" meta:object-count="0" meta:page-count="4" meta:paragraph-count="176" meta:word-count="879" meta:character-count="5589"/>
  </office:meta>
</office:document-meta>
</file>